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E699"/>
    </style:style>
    <style:style style:name="ce9" style:family="table-cell" style:parent-style-name="Default" style:data-style-name="N36">
      <style:table-cell-properties fo:background-color="#FFE699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36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7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5.1870833333333cm" style:use-optimal-column-width="true"/>
    </style:style>
    <style:style style:name="co2" style:family="table-column">
      <style:table-column-properties fo:break-before="auto" style:column-width="3.148541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38666666666667cm" style:use-optimal-column-width="true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15.8485416666667cm" style:use-optimal-column-width="true"/>
    </style:style>
    <style:style style:name="co7" style:family="table-column">
      <style:table-column-properties fo:break-before="auto" style:column-width="3.466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tsopdelt_regnska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16377" table:default-cell-style-name="ce1"/>
        <table:table-row table:style-name="ro1">
          <table:table-cell office:value-type="string" table:number-columns-spanned="2" table:number-rows-spanned="1" table:style-name="ce14">
            <text:p>Resultatopgørelse (artsopdelt)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14">
            <text:p>Omsætning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1">
            <text:p>Nettoomsætning</text:p>
          </table:table-cell>
          <table:table-cell office:value-type="currency" office:value="0" table:style-name="ce3">
            <text:p><text:s/>- kr.<text:s/></text:p>
          </table:table-cell>
          <table:table-cell table:style-name="ce1"/>
          <table:table-cell office:value-type="string" table:style-name="ce1">
            <text:p>Selskabsskat (22 %)</text:p>
          </table:table-cell>
          <table:table-cell office:value-type="float" office:value="0.22" table:style-name="ce1">
            <text:p>0,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Ændring i lagre af færidgvarer og varer under fremstilling</text:p>
          </table:table-cell>
          <table:table-cell office:value-type="currency" office:value="0" table:style-name="ce3">
            <text:p><text:s/>- kr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bejde udført for egen regning og opført under aktiver</text:p>
          </table:table-cell>
          <table:table-cell office:value-type="currency" office:value="0" table:style-name="ce3">
            <text:p><text:s/>- kr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dre driftsindtægter</text:p>
          </table:table-cell>
          <table:table-cell office:value-type="currency" office:value="0" table:style-name="ce3">
            <text:p><text:s/>- kr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Omsætning i alt</text:p>
          </table:table-cell>
          <table:table-cell office:value-type="currency" office:value="0" table:formula="of:=SUM([.B4:.B7])" table:style-name="ce5">
            <text:p><text:s/>- kr.<text:s/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14">
            <text:p>Eksterne omkostninger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1">
            <text:p>Omkostninger til råvarer og hjælpematerialer</text:p>
          </table:table-cell>
          <table:table-cell office:value-type="currency" office:value="0" table:style-name="ce3">
            <text:p><text:s/>- kr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dre eksterne omkostninger</text:p>
          </table:table-cell>
          <table:table-cell office:value-type="currency" office:value="0" table:style-name="ce3">
            <text:p><text:s/>- kr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Eksterne omkostninger i alt</text:p>
          </table:table-cell>
          <table:table-cell office:value-type="currency" office:value="0" table:formula="of:=SUM([.B11:.B12])" table:style-name="ce6">
            <text:p><text:s/>- kr.<text:s/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4">
            <text:p>Bruttofortjeneste</text:p>
          </table:table-cell>
          <table:table-cell office:value-type="currency" office:value="0" table:formula="of:=[.B8]-[.B13]" table:style-name="ce5">
            <text:p><text:s/>- kr.<text:s/></text:p>
          </table:table-cell>
          <table:table-cell table:number-columns-repeated="16382" table:style-name="ce7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Personaleomkostninger</text:p>
          </table:table-cell>
          <table:table-cell office:value-type="currency" office:value="0" table:style-name="ce3">
            <text:p><text:s/>- kr.<text:s/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4">
            <text:p>Indtjeningsbidrag</text:p>
          </table:table-cell>
          <table:table-cell office:value-type="currency" office:value="0" table:formula="of:=[.B15]-[.B17]" table:style-name="ce5">
            <text:p><text:s/>- kr.<text:s/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14">
            <text:p>Resultat før primært drift (EBIT)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1">
            <text:p>Af- og nedskrivninger af materielle og immaterielle anlægsaktiver</text:p>
          </table:table-cell>
          <table:table-cell office:value-type="currency" office:value="0" table:style-name="ce3">
            <text:p><text:s/>- kr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dskrivninger af omsætningsaktiver, bortset fra finansielle omsætningsaktiver</text:p>
          </table:table-cell>
          <table:table-cell office:value-type="currency" office:value="0" table:style-name="ce3">
            <text:p><text:s/>- kr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Resultat af primært drift (EBIT)</text:p>
          </table:table-cell>
          <table:table-cell office:value-type="currency" office:value="0" table:formula="of:=[.B19]-([.B23]+[.B22])" table:style-name="ce5">
            <text:p><text:s/>- kr.<text:s/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14">
            <text:p>Finansielle indtægter og omkostninger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8">
            <text:p>Indtægter af kapitalandele i tilknyttede virksomheder</text:p>
          </table:table-cell>
          <table:table-cell office:value-type="currency" office:value="0" table:style-name="ce9">
            <text:p><text:s/>- kr.<text:s/></text:p>
          </table:table-cell>
          <table:table-cell table:style-name="ce1"/>
          <table:table-cell office:value-type="string" table:style-name="ce8">
            <text:p><text:span text:style-name="T2">OBS!</text:span><text:s/>Gule felter skal ikke udfyldes, hvis du har en enkeltmandsvirksomhed</text:p>
          </table:table-cell>
          <table:table-cell table:number-columns-repeated="3" table:style-name="ce8"/>
          <table:table-cell table:number-columns-repeated="16377"/>
        </table:table-row>
        <table:table-row table:style-name="ro1">
          <table:table-cell office:value-type="string" table:style-name="ce8">
            <text:p>Indtægter af kapitalandele i associerede virksomheder</text:p>
          </table:table-cell>
          <table:table-cell office:value-type="currency" office:value="0" table:style-name="ce9">
            <text:p><text:s/>- kr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Indtægter af andre kapitalandele, værdipapirer og tilgodehavender, der er anlægsaktiver</text:p>
          </table:table-cell>
          <table:table-cell office:value-type="currency" office:value="0" table:style-name="ce9">
            <text:p><text:s/>- kr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Andre finansielle indtægter fra tilknyttede virksomheder</text:p>
          </table:table-cell>
          <table:table-cell office:value-type="currency" office:value="0" table:style-name="ce9">
            <text:p><text:s/>- kr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0">
            <text:p>Andre finansielle indtægter</text:p>
          </table:table-cell>
          <table:table-cell office:value-type="currency" office:value="0" table:style-name="ce3">
            <text:p><text:s/>- kr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Nedskrivning af finansielle aktiver</text:p>
          </table:table-cell>
          <table:table-cell office:value-type="currency" office:value="0" table:style-name="ce9">
            <text:p><text:s/>- kr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Finansielle omkostninger, der hidhører fra tilknyttede virksomheder</text:p>
          </table:table-cell>
          <table:table-cell office:value-type="currency" office:value="0" table:style-name="ce9">
            <text:p><text:s/>- kr.<text:s/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ndre finansielle omkostninger</text:p>
          </table:table-cell>
          <table:table-cell office:value-type="currency" office:value="0" table:style-name="ce3">
            <text:p><text:s/>- kr.<text:s/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esultat før skat og ekstraordinre poster</text:p>
          </table:table-cell>
          <table:table-cell office:value-type="currency" office:value="0" table:formula="of:=[.B24]+([.B27]+[.B28]+[.B29]+[.B30]+[.B31]-[.B33]-[.B34])+[.B32]" table:style-name="ce5">
            <text:p><text:s/>- kr.<text:s/></text:p>
          </table:table-cell>
          <table:table-cell table:number-columns-repeated="16382"/>
        </table:table-row>
        <table:table-row table:number-rows-repeated="2" table:style-name="ro1">
          <table:table-cell table:style-name="ce12"/>
          <table:table-cell table:style-name="ce13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4">
            <text:p>Resultat før skat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8">
            <text:p>Skat af årets resultat</text:p>
          </table:table-cell>
          <table:table-cell office:value-type="currency" office:value="0" table:style-name="ce9">
            <text:p><text:s/>- kr.<text:s/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esultat efter skat</text:p>
          </table:table-cell>
          <table:table-cell office:value-type="currency" office:value="0" table:formula="of:=[.B35]-[.B39]" table:style-name="ce5">
            <text:p><text:s/>- kr.<text:s/></text:p>
          </table:table-cell>
          <table:table-cell table:number-columns-repeated="16382"/>
        </table:table-row>
        <table:table-row table:style-name="ro1">
          <table:table-cell table:style-name="ce12"/>
          <table:table-cell table:style-name="ce13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5">
            <text:p>Ekstraordinære indtægter og omkostninger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0">
            <text:p>Ekstraordinære indtægter</text:p>
          </table:table-cell>
          <table:table-cell office:value-type="currency" office:value="0" table:style-name="ce3">
            <text:p><text:s/>- kr.<text:s/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Ekstraordinære omkostninger</text:p>
          </table:table-cell>
          <table:table-cell office:value-type="currency" office:value="0" table:style-name="ce3">
            <text:p><text:s/>- kr.<text:s/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Ekstraordinært resultat før skat</text:p>
          </table:table-cell>
          <table:table-cell office:value-type="currency" office:value="0" table:formula="of:=[.B40]+[.B43]-[.B44]" table:style-name="ce5">
            <text:p><text:s/>- kr.<text:s/>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4">
            <text:p>Andre skatter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Andre skatter</text:p>
          </table:table-cell>
          <table:table-cell office:value-type="currency" office:value="0" table:style-name="ce3">
            <text:p><text:s/>- kr.<text:s/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Årets resultat</text:p>
          </table:table-cell>
          <table:table-cell office:value-type="currency" office:value="0" table:formula="of:=[.B45]-[.B48]" table:style-name="ce5">
            <text:p><text:s/>- kr.<text:s/></text:p>
          </table:table-cell>
          <table:table-cell table:number-columns-repeated="16382"/>
        </table:table-row>
        <table:table-row table:number-rows-repeated="1048527" table:style-name="ro1">
          <table:table-cell table:number-columns-repeated="16384"/>
        </table:table-row>
      </table:table>
      <table:table table:name="Funktionelt_regnskab" table:style-name="ta2"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2" table:number-rows-spanned="1" table:style-name="ce14">
            <text:p>Resultatopgørelse (funktionsopdelt)</text:p>
          </table:table-cell>
          <table:covered-table-cell/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Nettoomsætning</text:p>
          </table:table-cell>
          <table:table-cell office:value-type="currency" office:value="1000" table:style-name="ce3">
            <text:p><text:s/>1.000,00 kr.<text:s/></text:p>
          </table:table-cell>
          <table:table-cell table:style-name="ce1"/>
          <table:table-cell office:value-type="string" table:style-name="ce1">
            <text:p>Selskabsskat (22 <text:s/>%)</text:p>
          </table:table-cell>
          <table:table-cell office:value-type="float" office:value="0.22" table:style-name="ce1">
            <text:p>0,22</text:p>
          </table:table-cell>
          <table:table-cell table:number-columns-repeated="16379"/>
        </table:table-row>
        <table:table-row table:style-name="ro1">
          <table:table-cell office:value-type="string" table:style-name="ce16">
            <text:p>Produktionsomkostninger</text:p>
          </table:table-cell>
          <table:table-cell office:value-type="currency" office:value="50" table:style-name="ce17">
            <text:p><text:s/>50,00 kr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Bruttoresultat</text:p>
          </table:table-cell>
          <table:table-cell office:value-type="currency" office:value="950" table:formula="of:=[.B3]-[.B4]" table:style-name="ce5">
            <text:p><text:s/>950,00 kr.<text:s/></text:p>
          </table:table-cell>
          <table:table-cell table:number-columns-repeated="16382" table:style-name="ce1"/>
        </table:table-row>
        <table:table-row table:style-name="ro1">
          <table:table-cell table:style-name="ce7"/>
          <table:table-cell table:style-name="ce13"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14">
            <text:p>Andre eksterne omkostninger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1">
            <text:p>Distributionsomkostninger</text:p>
          </table:table-cell>
          <table:table-cell office:value-type="currency" office:value="10" table:style-name="ce3">
            <text:p><text:s/>10,00 kr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dministrationsomkostninger</text:p>
          </table:table-cell>
          <table:table-cell office:value-type="currency" office:value="10" table:style-name="ce3">
            <text:p><text:s/>10,00 kr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dre driftsindtægter</text:p>
          </table:table-cell>
          <table:table-cell office:value-type="currency" office:value="10" table:style-name="ce3">
            <text:p><text:s/>10,00 kr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dre driftsomkostninger</text:p>
          </table:table-cell>
          <table:table-cell office:value-type="currency" office:value="10" table:style-name="ce3">
            <text:p><text:s/>10,00 kr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Resultat af primære drift (EBIT)</text:p>
          </table:table-cell>
          <table:table-cell office:value-type="currency" office:value="910" table:formula="of:=[.B5]-([.B8]+[.B9]+[.B10]+[.B11])" table:style-name="ce5">
            <text:p><text:s/>910,00 kr.<text:s/></text:p>
          </table:table-cell>
          <table:table-cell table:number-columns-repeated="16382" table:style-name="ce1"/>
        </table:table-row>
        <table:table-row table:style-name="ro1">
          <table:table-cell table:style-name="ce7"/>
          <table:table-cell table:style-name="ce13"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14">
            <text:p>Finansielle indtægter og omkostninger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8">
            <text:p>Indtægter af kapitalandele i tilknyttede virksomheder</text:p>
          </table:table-cell>
          <table:table-cell office:value-type="currency" office:value="10" table:style-name="ce9">
            <text:p><text:s/>10,00 kr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Indtægter af kapitalandele i associerede virksomheder</text:p>
          </table:table-cell>
          <table:table-cell office:value-type="currency" office:value="10" table:style-name="ce9">
            <text:p><text:s/>10,00 kr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Indtægter af andre kapitalandele, værdipapirer og tilgodehavender, der er anlægsaktiver</text:p>
          </table:table-cell>
          <table:table-cell office:value-type="currency" office:value="10" table:style-name="ce9">
            <text:p><text:s/>10,00 kr.<text:s/>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dre finansielle indtægter fra tilknyttede virksomheder</text:p>
          </table:table-cell>
          <table:table-cell office:value-type="currency" office:value="10" table:style-name="ce9">
            <text:p><text:s/>10,00 kr.<text:s/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ndre finansielle indtægter</text:p>
          </table:table-cell>
          <table:table-cell office:value-type="currency" office:value="10" table:style-name="ce3">
            <text:p><text:s/>10,00 kr.<text:s/>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Nedskrivning af finansielle aktiver</text:p>
          </table:table-cell>
          <table:table-cell office:value-type="currency" office:value="0" table:style-name="ce9">
            <text:p><text:s/>- kr.<text:s/>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Finansielle omkostninger, der hidhører fra tilknyttede virksomheder</text:p>
          </table:table-cell>
          <table:table-cell office:value-type="currency" office:value="10" table:style-name="ce9">
            <text:p><text:s/>10,00 kr.<text:s/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ndre finansielle omkostninger</text:p>
          </table:table-cell>
          <table:table-cell office:value-type="currency" office:value="10" table:style-name="ce3">
            <text:p><text:s/>10,00 kr.<text:s/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Resultat før skat og ekstraordinre poster</text:p>
          </table:table-cell>
          <table:table-cell office:value-type="currency" office:value="940" table:formula="of:=[.B12]+([.B15]+[.B16]+[.B17]+[.B18]+[.B19]-[.B21]-[.B22])+[.B20]" table:style-name="ce5">
            <text:p><text:s/>940,00 kr.<text:s/>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3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5">
            <text:p>Ekstraordinære indtægter og omkostninger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0">
            <text:p>Ekstraordinære indtægter</text:p>
          </table:table-cell>
          <table:table-cell office:value-type="currency" office:value="60" table:style-name="ce13">
            <text:p><text:s/>60,00 kr.<text:s/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Ekstraordinære omkostninger</text:p>
          </table:table-cell>
          <table:table-cell office:value-type="currency" office:value="50" table:style-name="ce13">
            <text:p><text:s/>50,00 kr.<text:s/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Ekstraordinært resultat før skat</text:p>
          </table:table-cell>
          <table:table-cell office:value-type="currency" office:value="950" table:formula="of:=[.B23]+[.B26]-[.B27]" table:style-name="ce5">
            <text:p><text:s/>950,00 kr.<text:s/>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3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5">
            <text:p>Beskatning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8">
            <text:p>Skat af årets resultat</text:p>
          </table:table-cell>
          <table:table-cell office:value-type="currency" office:value="209" table:formula="of:=[.B28]*[.E3]" table:style-name="ce9">
            <text:p><text:s/>209,00 kr.<text:s/>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Årets resultat efter skat</text:p>
          </table:table-cell>
          <table:table-cell office:value-type="currency" office:value="741" table:formula="of:=[.B28]-[.B31]" table:style-name="ce5">
            <text:p><text:s/>741,00 kr.<text:s/></text:p>
          </table:table-cell>
          <table:table-cell table:number-columns-repeated="16382"/>
        </table:table-row>
        <table:table-row table:number-rows-repeated="4" table:style-name="ro1">
          <table:table-cell table:style-name="ce10"/>
          <table:table-cell table:style-name="ce3"/>
          <table:table-cell table:number-columns-repeated="16382"/>
        </table:table-row>
        <table:table-row table:number-rows-repeated="12" table:style-name="ro1">
          <table:table-cell table:style-name="ce1"/>
          <table:table-cell table:style-name="ce3"/>
          <table:table-cell table:number-columns-repeated="16382"/>
        </table:table-row>
        <table:table-row table:number-rows-repeated="24" table:style-name="ro1">
          <table:table-cell/>
          <table:table-cell table:style-name="ce3"/>
          <table:table-cell table:number-columns-repeated="16382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DK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n" number:country="DK">kr.</number:currency-symbol>
      <number:text> </number:text>
    </number:currency-style>
    <number:currency-style style:name="N36P1" number:language="en" number:country="DK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n" number:country="DK">kr.</number:currency-symbol>
      <number:text> </number:text>
    </number:currency-style>
    <number:currency-style style:name="N36P2" number:language="en" number:country="DK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en" number:country="DK">kr.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0</meta:generator>
    <meta:initial-creator>Kasper Aaes</meta:initial-creator>
    <dc:creator>Mads Torp</dc:creator>
    <meta:creation-date>2021-11-17T07:39:39Z</meta:creation-date>
    <dc:date>2021-11-17T14:59:26Z</dc:date>
  </office:meta>
</office:document-meta>
</file>